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202241274218153" calcext:value-type="float">
            <text:p>0.0202241274</text:p>
          </table:table-cell>
          <table:table-cell table:formula="of:=[.B9]-[.B2]" office:value-type="float" office:value="-0.0069215075193523" calcext:value-type="float">
            <text:p>-0.0069215075</text:p>
          </table:table-cell>
          <table:table-cell office:value-type="float" office:value="-0.0075849805721729" calcext:value-type="float">
            <text:p>-0.0075849806</text:p>
          </table:table-cell>
          <table:table-cell table:formula="of:=ABS([.D2]/[.B2])" office:value-type="float" office:value="0.375046122582829" calcext:value-type="float">
            <text:p>0.3750461226</text:p>
          </table:table-cell>
          <table:table-cell table:formula="of:=ABS(([.D2]-[.C2])/[.C2])" office:value-type="float" office:value="0.0958567264379262" calcext:value-type="float">
            <text:p>0.0958567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215531370208328" calcext:value-type="float">
            <text:p>0.021553137</text:p>
          </table:table-cell>
          <table:table-cell table:formula="of:=[.B9]-[.B3]" office:value-type="float" office:value="-0.00825051711836974" calcext:value-type="float">
            <text:p>-0.0082505171</text:p>
          </table:table-cell>
          <table:table-cell office:value-type="float" office:value="-0.00917194922481812" calcext:value-type="float">
            <text:p>-0.0091719492</text:p>
          </table:table-cell>
          <table:table-cell table:formula="of:=ABS([.D3]/[.B3])" office:value-type="float" office:value="0.42555054588818" calcext:value-type="float">
            <text:p>0.4255505459</text:p>
          </table:table-cell>
          <table:table-cell table:formula="of:=ABS(([.D3]-[.C3])/[.C3])" office:value-type="float" office:value="0.111681739850805" calcext:value-type="float">
            <text:p>0.111681739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158658602923381" calcext:value-type="float">
            <text:p>0.0158658603</text:p>
          </table:table-cell>
          <table:table-cell table:formula="of:=[.B9]-[.B4]" office:value-type="float" office:value="-0.00256324038987509" calcext:value-type="float">
            <text:p>-0.0025632404</text:p>
          </table:table-cell>
          <table:table-cell table:style-name="ce2" office:value-type="float" office:value="-0.00266094929774142" calcext:value-type="float">
            <text:p>-0.0026609493</text:p>
          </table:table-cell>
          <table:table-cell table:formula="of:=ABS([.D4]/[.B4])" office:value-type="float" office:value="0.167715412130941" calcext:value-type="float">
            <text:p>0.1677154121</text:p>
          </table:table-cell>
          <table:table-cell table:formula="of:=ABS(([.D4]-[.C4])/[.C4])" office:value-type="float" office:value="0.0381192916014737" calcext:value-type="float">
            <text:p>0.0381192916</text:p>
          </table:table-cell>
          <table:table-cell office:value-type="float" office:value="0.102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142535608716553" calcext:value-type="float">
            <text:p>0.0142535609</text:p>
          </table:table-cell>
          <table:table-cell table:formula="of:=[.B9]-[.B5]" office:value-type="float" office:value="-0.000950940969192298" calcext:value-type="float">
            <text:p>-0.000950941</text:p>
          </table:table-cell>
          <table:table-cell table:style-name="ce3" office:value-type="float" office:value="-0.000965943351210334" calcext:value-type="float">
            <text:p>-9.66E-004</text:p>
          </table:table-cell>
          <table:table-cell table:formula="of:=ABS([.D5]/[.B5])" office:value-type="float" office:value="0.0677685639334667" calcext:value-type="float">
            <text:p>0.0677685639</text:p>
          </table:table-cell>
          <table:table-cell table:formula="of:=ABS(([.D5]-[.C5])/[.C5])" office:value-type="float" office:value="0.0157763546887434" calcext:value-type="float">
            <text:p>0.0157763547</text:p>
          </table:table-cell>
          <table:table-cell office:value-type="float" office:value="0.177" calcext:value-type="float">
            <text:p>0.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135512538155136" calcext:value-type="float">
            <text:p>0.0135512538</text:p>
          </table:table-cell>
          <table:table-cell table:formula="of:=[.B9]-[.B6]" office:value-type="float" office:value="-0.000248633913050605" calcext:value-type="float">
            <text:p>-0.0002486339</text:p>
          </table:table-cell>
          <table:table-cell table:style-name="ce3" office:value-type="float" office:value="-0.00025109620755843" calcext:value-type="float">
            <text:p>-2.51E-004</text:p>
          </table:table-cell>
          <table:table-cell table:formula="of:=ABS([.D6]/[.B6])" office:value-type="float" office:value="0.0185293708594678" calcext:value-type="float">
            <text:p>0.0185293709</text:p>
          </table:table-cell>
          <table:table-cell table:formula="of:=ABS(([.D6]-[.C6])/[.C6])" office:value-type="float" office:value="0.00990329306896728" calcext:value-type="float">
            <text:p>0.0099032931</text:p>
          </table:table-cell>
          <table:table-cell office:value-type="float" office:value="0.217" calcext:value-type="float">
            <text:p>0.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135299862278401" calcext:value-type="float">
            <text:p>0.0135299862</text:p>
          </table:table-cell>
          <table:table-cell table:formula="of:=[.B9]-[.B7]" office:value-type="float" office:value="-0.000227366325377065" calcext:value-type="float">
            <text:p>-0.0002273663</text:p>
          </table:table-cell>
          <table:table-cell table:style-name="ce3" office:value-type="float" office:value="-0.00022780075525519" calcext:value-type="float">
            <text:p>-2.28E-004</text:p>
          </table:table-cell>
          <table:table-cell table:formula="of:=ABS([.D7]/[.B7])" office:value-type="float" office:value="0.0168367322345424" calcext:value-type="float">
            <text:p>0.0168367322</text:p>
          </table:table-cell>
          <table:table-cell table:formula="of:=ABS(([.D7]-[.C7])/[.C7])" office:value-type="float" office:value="0.00191070457511452" calcext:value-type="float">
            <text:p>0.0019107046</text:p>
          </table:table-cell>
          <table:table-cell office:value-type="float" office:value="0.258" calcext:value-type="float">
            <text:p>0.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134167692018064" calcext:value-type="float">
            <text:p>0.0134167692</text:p>
          </table:table-cell>
          <table:table-cell table:formula="of:=[.B9]-[.B8]" office:value-type="float" office:value="-0.000114149299343346" calcext:value-type="float">
            <text:p>-0.0001141493</text:p>
          </table:table-cell>
          <table:table-cell table:style-name="ce3" office:value-type="float" office:value="-0.00011417059168946" calcext:value-type="float">
            <text:p>-1.14E-004</text:p>
          </table:table-cell>
          <table:table-cell table:formula="of:=ABS([.D8]/[.B8])" office:value-type="float" office:value="0.00850954428537746" calcext:value-type="float">
            <text:p>0.0085095443</text:p>
          </table:table-cell>
          <table:table-cell table:formula="of:=ABS(([.D8]-[.C8])/[.C8])" office:value-type="float" office:value="0.00018653067724601" calcext:value-type="float">
            <text:p>0.0001865307</text:p>
          </table:table-cell>
          <table:table-cell office:value-type="float" office:value="0.303" calcext:value-type="float">
            <text:p>0.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13302619902463" calcext:value-type="float">
            <text:p>0.013302619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9:50:54.43999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4T10:55:35.757787836</dc:date>
    <meta:editing-duration>PT9H21M23S</meta:editing-duration>
    <meta:editing-cycles>19</meta:editing-cycles>
    <meta:generator>LibreOffice/4.2.8.2$Linux_X86_64 LibreOffice_project/420m0$Build-2</meta:generator>
    <meta:document-statistic meta:table-count="1" meta:cell-count="57" meta:object-count="0"/>
  </office:meta>
</office:document-meta>
</file>